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color="#000000" officeooo:rsid="0095bdb4" officeooo:paragraph-rsid="001b2828" fo:background-color="transparent"/>
    </style:style>
    <style:style style:name="P3" style:family="paragraph" style:parent-style-name="Text_20_body">
      <style:text-properties fo:color="#000000" officeooo:rsid="0095bdb4" officeooo:paragraph-rsid="00ac6ef4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0cm" fo:margin-right="-0.4cm" fo:margin-top="0cm" fo:margin-bottom="0.212cm" loext:contextual-spacing="false" fo:text-indent="0cm" style:auto-text-indent="false" style:page-number="auto" fo:background-color="transparent"/>
      <style:text-properties fo:color="#000000" officeooo:rsid="0095bdb4" officeooo:paragraph-rsid="001b2828" fo:background-color="transparent"/>
    </style:style>
    <style:style style:name="P5" style:family="paragraph" style:parent-style-name="Title">
      <style:text-properties fo:language="en" fo:country="CA" officeooo:paragraph-rsid="00068f17"/>
    </style:style>
    <style:style style:name="P6" style:family="paragraph" style:parent-style-name="Text_20_body">
      <style:paragraph-properties fo:margin-left="1.27cm" fo:margin-right="0cm" fo:text-indent="0cm" style:auto-text-indent="false"/>
      <style:text-properties fo:color="#000000" fo:font-style="italic" officeooo:rsid="0095bdb4" officeooo:paragraph-rsid="001b2828" fo:background-color="transparent" style:font-style-asian="italic" style:font-style-complex="italic"/>
    </style:style>
    <style:style style:name="P7" style:family="paragraph" style:parent-style-name="Heading_20_1">
      <style:text-properties fo:language="en" fo:country="CA"/>
    </style:style>
    <style:style style:name="T1" style:family="text">
      <style:text-properties officeooo:rsid="00a915a0"/>
    </style:style>
    <style:style style:name="T2" style:family="text">
      <style:text-properties officeooo:rsid="00adc487"/>
    </style:style>
    <style:style style:name="T3" style:family="text">
      <style:text-properties officeooo:rsid="00aed4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x<text:span text:style-name="T1">EC</text:span> Notes</text:p>
      <text:h text:style-name="P7" text:outline-level="1"><text:bookmark-start text:name="__RefHeading___Toc18_2121214249"/>General<text:bookmark-end text:name="__RefHeading___Toc18_2121214249"/></text:h>
      <text:p text:style-name="P2">wxEC Enum Compiler Notes</text:p>
      <text:p text:style-name="P2"/>
      <text:p text:style-name="P2"><text:bookmark-start text:name="__DdeLink__225_2861252949"/><text:span text:style-name="T2">This utility was i</text:span>nspired by L<text:span text:style-name="T3">l</text:span>oyd Williamsen's EC</text:p>
      <text:p text:style-name="P2"><text:s/>See: http://www.codeguru.com/cpp/cpp/cpp_mfc/article.php/c4001</text:p>
      <text:p text:style-name="P6">Purpose: Generate intelligent C++ enumeration classes from standard enum <text:s/>declarations. This utility scans through files containing standard C++ <text:s/>source code (file which are typically given the suffix .e) for enums <text:s/>and outputs .cpp and .h files containing a C++ class per enum.<text:bookmark-end text:name="__DdeLink__225_2861252949"/></text:p>
      <text:p text:style-name="P2">test command line:</text:p>
      <text:p text:style-name="P2"><text:s text:c="2"/>-p <text:s/>-v <text:s/>-x -i $(InputDir) -o $(InputDir)\test enums.e <text:s/>enums.e </text:p>
      <text:p text:style-name="P2"><text:tab/></text:p>
      <text:p text:style-name="P2">Usage:<text:tab/></text:p>
      <text:p text:style-name="P2">wxEC - an Enum Compiler</text:p>
      <text:p text:style-name="P2"><text:s/>A. Wiegert (c)2010</text:p>
      <text:p text:style-name="P2"><text:s/></text:p>
      <text:p text:style-name="P2"/>
      <text:p text:style-name="P2"><text:s/>These classes extend the standard C++ enum concept by:</text:p>
      <text:p text:style-name="P2"><text:s text:c="2"/>- allowing the enum to be read and assigned to as a string.</text:p>
      <text:p text:style-name="P2"><text:s text:c="2"/>- ensuring only declared values are used by automatically selecting</text:p>
      <text:p text:style-name="P2"><text:s text:c="4"/>a default/unknown value if an assigned value is not found.</text:p>
      <text:p text:style-name="P2"><text:s text:c="2"/>- initiali<text:span text:style-name="T2">z</text:span>ing the enum to a default/unknown value on creation.</text:p>
      <text:p text:style-name="P2"/>
      <text:p text:style-name="P2"><text:s/>Run with the -d switch for more details.</text:p>
      <text:p text:style-name="P2"/>
      <text:p text:style-name="P2"><text:s/>Note: Line endings are auto-adjusted to the detected OS.</text:p>
      <text:p text:style-name="P2"/>
      <text:p text:style-name="P2"><text:s/>This utility is free.</text:p>
      <text:p text:style-name="P2"/>
      <text:p text:style-name="P3">Usage: wxEC [/h] [/?] [/d] [/i &lt;str&gt;] [/m] [/o &lt;str&gt;] [/p] [/t] [/u] [/v] [/w] </text:p>
      <text:p text:style-name="P3"><text:tab/>[/x] input file(s)... 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"><text:s text:c="2"/>/h, --help</text:p>
          </table:table-cell>
          <table:table-cell table:style-name="Table1.B1" office:value-type="string">
            <text:p text:style-name="P3">show this help message</text:p>
          </table:table-cell>
        </table:table-row>
        <table:table-row>
          <table:table-cell table:style-name="Table1.A2" office:value-type="string">
            <text:p text:style-name="P2"><text:s text:c="2"/>/?, --help</text:p>
          </table:table-cell>
          <table:table-cell table:style-name="Table1.B2" office:value-type="string">
            <text:p text:style-name="P2">show this help message</text:p>
          </table:table-cell>
        </table:table-row>
        <table:table-row>
          <table:table-cell table:style-name="Table1.A2" office:value-type="string">
            <text:p text:style-name="P2"><text:s text:c="2"/>/d, --details</text:p>
          </table:table-cell>
          <table:table-cell table:style-name="Table1.B2" office:value-type="string">
            <text:p text:style-name="P2">Show a more detailed usage message</text:p>
          </table:table-cell>
        </table:table-row>
        <table:table-row>
          <table:table-cell table:style-name="Table1.A2" office:value-type="string">
            <text:p text:style-name="P2"><text:s text:c="2"/>/i, --input=&lt;str&gt;</text:p>
          </table:table-cell>
          <table:table-cell table:style-name="Table1.B2" office:value-type="string">
            <text:p text:style-name="P2">&lt;input path&gt;</text:p>
          </table:table-cell>
        </table:table-row>
        <table:table-row>
          <table:table-cell table:style-name="Table1.A2" office:value-type="string">
            <text:p text:style-name="P2"><text:s text:c="2"/>/m, --mac</text:p>
          </table:table-cell>
          <table:table-cell table:style-name="Table1.B2" office:value-type="string">
            <text:p text:style-name="P2">force MAC line endings</text:p>
          </table:table-cell>
        </table:table-row>
        <table:table-row>
          <table:table-cell table:style-name="Table1.A2" office:value-type="string">
            <text:p text:style-name="P2"><text:s text:c="2"/>/o, --output=&lt;str&gt;</text:p>
          </table:table-cell>
          <table:table-cell table:style-name="Table1.B2" office:value-type="string">
            <text:p text:style-name="P2">&lt;output path&gt;</text:p>
          </table:table-cell>
        </table:table-row>
        <table:table-row>
          <table:table-cell table:style-name="Table1.A2" office:value-type="string">
            <text:p text:style-name="P2"><text:s text:c="2"/>/p, --pause</text:p>
          </table:table-cell>
          <table:table-cell table:style-name="Table1.B2" office:value-type="string">
            <text:p text:style-name="P2">pause at end of compile to allow user to inspect the output</text:p>
          </table:table-cell>
        </table:table-row>
        <table:table-row>
          <table:table-cell table:style-name="Table1.A2" office:value-type="string">
            <text:p text:style-name="P2"><text:s text:c="2"/>/t, --timestamp</text:p>
          </table:table-cell>
          <table:table-cell table:style-name="Table1.B2" office:value-type="string">
            <text:p text:style-name="P2">skip compile if output files are older than input</text:p>
          </table:table-cell>
        </table:table-row>
        <table:table-row>
          <table:table-cell table:style-name="Table1.A2" office:value-type="string">
            <text:p text:style-name="P2"><text:s text:c="2"/>/u, --unix</text:p>
          </table:table-cell>
          <table:table-cell table:style-name="Table1.B2" office:value-type="string">
            <text:p text:style-name="P2">force Unix line endings</text:p>
          </table:table-cell>
        </table:table-row>
        <table:table-row>
          <table:table-cell table:style-name="Table1.A2" office:value-type="string">
            <text:p text:style-name="P2"><text:s text:c="2"/>/v, --verbose</text:p>
          </table:table-cell>
          <table:table-cell table:style-name="Table1.B2" office:value-type="string">
            <text:p text:style-name="P2">be verbose</text:p>
          </table:table-cell>
        </table:table-row>
        <table:table-row>
          <table:table-cell table:style-name="Table1.A2" office:value-type="string">
            <text:p text:style-name="P2"><text:s text:c="2"/>/w, --windows</text:p>
          </table:table-cell>
          <table:table-cell table:style-name="Table1.B2" office:value-type="string">
            <text:p text:style-name="P2">force DOS/Windows line endings</text:p>
          </table:table-cell>
        </table:table-row>
        <table:table-row>
          <table:table-cell table:style-name="Table1.A2" office:value-type="string">
            <text:p text:style-name="P2"><text:s text:c="2"/>/x, --wxwidgets</text:p>
          </table:table-cell>
          <table:table-cell table:style-name="Table1.B2" office:value-type="string">
            <text:p text:style-name="P2">add code for wxWidgets</text:p>
          </table:table-cell>
        </table:table-row>
      </table:table>
      <text:p text:style-name="P2"/>
      <text:p text:style-name="P2">Example:</text:p>
      <text:p text:style-name="P2">The original enum file is translated into the header and code files</text:p>
      <text:p text:style-name="P2"/>
      <text:p text:style-name="P2"><text:s text:c="5"/>enum <text:span text:style-name="T3">ES</text:span>tate<text:line-break/> <text:s text:c="3"/>{<text:line-break/><text:tab/>Unknown = 0,<text:line-break/><text:tab/>Solid = 1, <text:tab/><text:tab/>// Solid Matter<text:line-break/><text:tab/>Liquid = 2, <text:tab/><text:tab/>// "Liquid Matter "<text:line-break/><text:tab/>Gas, <text:tab/><text:tab/><text:tab/>/* Vapour */<text:line-break/> <text:s text:c="3"/>};</text:p>
      <text:p text:style-name="P2"/>
      <text:p text:style-name="P2">Header &amp; class file</text:p>
      <text:p text:style-name="P2">=================</text:p>
      <text:p text:style-name="P2"><text:s text:c="4"/>class <text:span text:style-name="T3">ES</text:span>tate<text:line-break/> <text:s text:c="3"/>{<text:line-break/> <text:s text:c="3"/>public:<text:line-break/> <text:s text:c="3"/><text:tab/>// <text:span text:style-name="T3">eS</text:span>tate::Unknown,Solid,Liquid,Gas,<text:line-break/> <text:s text:c="3"/>enum Enum<text:line-break/> <text:s text:c="3"/>{<text:line-break/><text:soft-page-break/> <text:s text:c="3"/>Unknown = 0,<text:line-break/> <text:s text:c="3"/>Solid = 1, // "Solid Matter"<text:line-break/> <text:s text:c="3"/>Liquid = 2, // "Liquid Matter "<text:line-break/> <text:s text:c="3"/>Gas, // "Vapour"<text:line-break/> <text:s text:c="3"/>};</text:p>
      <text:p text:style-name="P2"><text:s text:c="5"/></text:p>
      <text:p text:style-name="P2"><text:s text:c="4"/>Enum operator=(int i);</text:p>
      <text:p text:style-name="P2"><text:s text:c="4"/>operator int () const;</text:p>
      <text:p text:style-name="P2"><text:s text:c="5"/></text:p>
      <text:p text:style-name="P2"><text:s text:c="4"/>Enum operator=(const char* sz);</text:p>
      <text:p text:style-name="P2"><text:s text:c="4"/>bool operator==(const char* sz);</text:p>
      <text:p text:style-name="P2"><text:s text:c="4"/>operator const char* () const;</text:p>
      <text:p text:style-name="P2"><text:s text:c="4"/>...</text:p>
      <text:p text:style-name="P2"><text:s text:c="4"/>};</text:p>
      <text:p text:style-name="P2"><text:s text:c="5"/></text:p>
      <text:p text:style-name="P2"><text:s text:c="4"/><text:span text:style-name="T3">E</text:span>State::Map_t <text:s/><text:span text:style-name="T3">E</text:span>State::m_Map[] =<text:line-break/> <text:s text:c="3"/>{<text:line-break/> <text:s text:c="3"/>{Unknown, "Unknown"},<text:line-break/> <text:s text:c="3"/>{Solid, "Solid Matter"},<text:line-break/> <text:s text:c="3"/>{Liquid, "Liquid Matter "},<text:line-break/> <text:s text:c="3"/>{Gas, "Vapour"}<text:line-break/> <text:s text:c="3"/>};</text:p>
      <text:p text:style-name="P2">// ------------------------------- eof ------------------------------</text:p>
      <text:p text:style-name="P2">=================</text:p>
      <text:p text:style-name="P2">and used in this manner:</text:p>
      <text:p text:style-name="P2"><text:s text:c="4"/>int X;</text:p>
      <text:p text:style-name="P2"><text:s text:c="4"/>...</text:p>
      <text:p text:style-name="P2"><text:s text:c="4"/><text:span text:style-name="T3">E</text:span>State eState;</text:p>
      <text:p text:style-name="P2"><text:s text:c="4"/>eState = X;</text:p>
      <text:p text:style-name="P2"><text:s text:c="4"/>if(eState == EState::Unknown) {...}</text:p>
      <text:p text:style-name="P2"><text:s text:c="4"/>...</text:p>
      <text:p text:style-name="P2"><text:s text:c="4"/>printf("eState is '%s' [%d]", (const char*)eState, eState);</text:p>
      <text:p text:style-name="P4"><text:s text:c="4"/>...</text:p>
      <text:p text:style-name="P2"><text:s text:c="4"/>eState = "Text String";</text:p>
      <text:p text:style-name="P2"><text:s text:c="4"/>if(eState == EState::Unknown) ...</text:p>
      <text:p text:style-name="P2"><text:s text:c="4"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CA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Times New Roman1" style:font-family-asian="'Times New Roman'" style:font-family-generic-asian="system" style:font-pitch-asian="variable" style:font-size-asian="12pt" style:language-asian="hi" style:country-asian="IN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Index" style:class="index"/>
    <style:style style:name="Footer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9H1M39S</meta:editing-duration>
    <meta:editing-cycles>112</meta:editing-cycles>
    <meta:generator>LibreOffice/6.0.3.2$Windows_X86_64 LibreOffice_project/8f48d515416608e3a835360314dac7e47fd0b821</meta:generator>
    <dc:date>2018-05-12T10:36:26.529000000</dc:date>
    <meta:document-statistic meta:table-count="1" meta:image-count="0" meta:object-count="0" meta:page-count="3" meta:paragraph-count="79" meta:word-count="415" meta:character-count="2737" meta:non-whitespace-character-count="2169"/>
    <meta:user-defined meta:name="Info 1"/>
    <meta:user-defined meta:name="Info 2"/>
    <meta:user-defined meta:name="Info 3"/>
    <meta:user-defined meta:name="Info 4"/>
  </office:meta>
</office:document-meta>
</file>